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35%"/>
    </style:style>
    <style:style style:name="P2" style:family="paragraph" style:parent-style-name="Standard">
      <style:text-properties fo:color="#222222" fo:background-color="#ffffff"/>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10">
      <style:paragraph-properties fo:margin-left="0.5in" fo:margin-right="0in" fo:text-indent="-0.25in" style:auto-text-indent="false"/>
    </style:style>
    <style:style style:name="P6" style:family="paragraph" style:parent-style-name="Standard" style:list-style-name="WWNum11">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9">
      <style:paragraph-properties fo:margin-left="0.5in" fo:margin-right="0in" fo:text-indent="-0.25in" style:auto-text-indent="false"/>
    </style:style>
    <style:style style:name="P9" style:family="paragraph" style:parent-style-name="Standard" style:list-style-name="WWNum12">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2362in" fo:margin-right="0.0555in" fo:line-height="135%" fo:text-indent="0in" style:auto-text-indent="false"/>
    </style:style>
    <style:style style:name="P17" style:family="paragraph" style:parent-style-name="Standard">
      <style:paragraph-properties fo:margin-left="0.2362in" fo:margin-right="0.0555in" fo:line-height="135%" fo:text-align="end" style:justify-single-word="false" fo:text-indent="0in" style:auto-text-indent="false"/>
    </style:style>
    <style:style style:name="P18" style:family="paragraph" style:parent-style-name="Standard" style:list-style-name="WWNum6">
      <style:paragraph-properties fo:margin-left="1in" fo:margin-right="0in" fo:text-indent="-0.25in" style:auto-text-indent="false"/>
    </style:style>
    <style:style style:name="P19" style:family="paragraph" style:parent-style-name="Standard" style:list-style-name="WWNum12">
      <style:paragraph-properties fo:margin-left="1in" fo:margin-right="0in" fo:text-indent="-0.25in" style:auto-text-indent="false"/>
    </style:style>
    <style:style style:name="P20" style:family="paragraph" style:parent-style-name="Standard" style:list-style-name="WWNum5">
      <style:paragraph-properties fo:margin-left="1in" fo:margin-right="0in" fo:text-indent="-0.25in" style:auto-text-indent="false"/>
    </style:style>
    <style:style style:name="P21" style:family="paragraph" style:parent-style-name="Standard" style:list-style-name="WWNum7">
      <style:paragraph-properties fo:margin-left="1in" fo:margin-right="0in" fo:text-indent="-0.25in" style:auto-text-indent="false"/>
    </style:style>
    <style:style style:name="P22" style:family="paragraph" style:parent-style-name="Standard" style:list-style-name="WWNum12">
      <style:paragraph-properties fo:margin-left="1.5in" fo:margin-right="0in" fo:text-indent="-0.25in" style:auto-text-indent="false"/>
    </style:style>
    <style:style style:name="P23" style:family="paragraph" style:parent-style-name="Standard" style:list-style-name="WWNum5">
      <style:paragraph-properties fo:margin-left="1.5in" fo:margin-right="0in" fo:text-indent="-0.25in" style:auto-text-indent="false"/>
    </style:style>
    <style:style style:name="P24" style:family="paragraph" style:parent-style-name="Standard" style:list-style-name="WWNum7">
      <style:paragraph-properties fo:margin-left="1.5in" fo:margin-right="0in" fo:text-indent="-0.25in" style:auto-text-indent="false"/>
    </style:style>
    <style:style style:name="P25" style:family="paragraph" style:parent-style-name="Title" style:master-page-name="Standard">
      <style:paragraph-properties style:page-number="1"/>
    </style:style>
    <style:style style:name="P26" style:family="paragraph" style:parent-style-name="Heading_20_3">
      <style:paragraph-properties fo:break-before="pag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underline-style="none"/>
    </style:style>
    <style:style style:name="T5" style:family="text">
      <style:text-properties fo:color="#222222" fo:background-color="#ffffff"/>
    </style:style>
    <style:style style:name="T6" style:family="text">
      <style:text-properties fo:color="#222222" fo:font-style="italic" style:font-style-asian="italic" fo:background-color="#ffffff"/>
    </style:style>
    <style:style style:name="T7" style:family="text">
      <style:text-properties style:text-underline-style="solid" style:text-underline-width="auto" style:text-underline-color="font-color"/>
    </style:style>
    <style:style style:name="T8" style:family="text">
      <style:text-properties style:font-name="Courier New" fo:font-style="italic" style:font-name-asian="Courier New1" style:font-style-asian="italic" style:font-name-complex="Courier New1"/>
    </style:style>
    <style:style style:name="T9" style:family="text">
      <style:text-properties style:font-name="Courier New" style:font-name-asian="Courier New1" style:font-name-complex="Courier New1"/>
    </style:style>
    <style:style style:name="T10" style:family="text">
      <style:text-properties fo:color="#1155cc" style:text-underline-style="solid" style:text-underline-width="auto" style:text-underline-color="font-color"/>
    </style:style>
    <style:style style:name="T11" style:family="text">
      <style:text-properties fo:color="#9900ff"/>
    </style:style>
    <style:style style:name="T12" style:family="text">
      <style:text-properties fo:color="#ff00ff"/>
    </style:style>
    <style:style style:name="T13" style:family="text">
      <style:text-properties fo:color="#ff00ff"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4s1szosqa07r"/>Final Portfolio</text:p>
      <text:p text:style-name="Heading_20_1"><text:bookmark text:name="_f22086a0meip"/>Draft Research Questions</text:p>
      <text:p text:style-name="Standard">From oldest to newest:</text:p>
      <text:list xml:id="list1437020026" text:style-name="WWNum2">
        <text:list-item>
          <text:p text:style-name="P3">For computer scientists and mathematicians, there has always been a thick wall between the specification of programs in natural language and the implementation of them in mathematical syntax or computer code; this wall enables errors, security issues, and divergences in implementation through mistranslation. <text:span text:style-name="T1">How can the semantics of restricted natural language be used to both design </text:span><text:span text:style-name="T2">and</text:span><text:span text:style-name="T1"> implement automata, so that program specifications can act as a single source of truth?</text:span></text:p>
        </text:list-item>
        <text:list-item>
          <text:p text:style-name="P3">How can restricted, prescriptive grammar be used to write specifications that are both human and machine-readable?</text:p>
        </text:list-item>
        <text:list-item>
          <text:p text:style-name="P3">How can natural language be formalized to make the process of writing specifications for complex software easier?</text:p>
        </text:list-item>
      </text:list>
      <text:p text:style-name="Heading_20_1"><text:bookmark text:name="_mt5tkvr4e16o"/>Draft Claim</text:p>
      <text:p text:style-name="Standard">As cool as computer science is, it is not a one-on-one conversation with the machine. It’s a collaborative process that for the most part takes place outside the text editor. When dozens of people are all working towards the development of a single product, all of them sharing different literacy in computer programming and user design, they need a guiding force. That is the purpose of the specification. However, specifications can be hard to understand, and even lead to bugs and implementation differences, the things they’re meant to avoid. Natural language specifications can be challenging to write clearly, and formal specifications, usually relying on mathematical syntax, can be challenging to parse for the uninitiated.</text:p>
      <text:p text:style-name="Standard"/>
      <text:p text:style-name="Standard">In this presentation, I aim to show that the benefits of both informal natural language specifications and formal mathematical specifications can be combined with minimal downsides, while at the same time allowing said specifications to be read by both humans and computers. By writing in this ideal specification language, engineers can write specifications that can be read and verified by anyone with the appropriate domain knowledge and turned into an executable program, creating a single source of truth for an application. This can be accomplished through extremely restricted prescriptive grammar. Through this, specifications can be easily parsed by computers and humans can avoid ambiguity when interpreting them.</text:p>
      <text:p text:style-name="Heading_20_1"><text:bookmark text:name="_r4f0iw6bnx1x"/>Abstract</text:p>
      <text:p text:style-name="P15">Specifications, documents explicitly and intricately defining the behavior of a piece of software, are commonly used in the information technology industry to help large teams design and iterate on complex systems. There are, traditionally, two kinds of specifications. Natural-language specifications are easy to read and write, but very challenging to write well, and their lack of formality due to over-expressiveness creates misunderstandings that lead to grave errors in implementation. Formal specifications lean on propositional logic and set theory from mathematics to construct rigorous specifications, but can be hard to read for those without advanced knowledge in discrete math and computer science. Computer scientists strictly believe that natural language is by definition informal, making it unfit for writing specifications, but natural language is still <text:span text:style-name="T3">heavily</text:span><text:span text:style-name="T1"> </text:span>used over formal specifications to describe complex systems. This presentation explores a possible marriage of these opposing approaches—a formal specification language that uses a prescriptive subset of the English language—through a toy specification language that can be parsed and error-checked by a computer program. By formalizing natural language in specifications, the barrier to describing and understanding mission-critical software can be significantly lowered.</text:p>
      <text:p text:style-name="Heading_20_1"><text:bookmark text:name="_vdr9biegz37o"/>Acknowledgments</text:p>
      <text:p text:style-name="Standard">I am glad to acknowledge:</text:p>
      <text:list xml:id="list2224232754" text:style-name="WWNum1">
        <text:list-item>
          <text:p text:style-name="P4">Ms. Gardiner and Ms. Loi, for overlooking my research,</text:p>
        </text:list-item>
        <text:list-item>
          <text:p text:style-name="P4">the Computer Science and Information Sciences faculty, for supporting my CS journey at Poly, especially Ms. Guynn, Mr. Klett, and Mr. Polizano, who looked over parts of my presentation, and</text:p>
        </text:list-item>
        <text:list-item>
          <text:p text:style-name="P4">Mr. Nowakoski for igniting my passion for linguistics and being a guiding force early on in my capstone.</text:p>
        </text:list-item>
      </text:list>
      <text:p text:style-name="Heading_20_1"><text:bookmark text:name="_cihj128riluk"/>Bibliography</text:p>
      <text:p text:style-name="P17">[1]</text:p>
      <text:p text:style-name="P16">S. Bradner, “Key words for use in RFCs to Indicate Requirement Levels,” 1997. [Online]. Available: https://www.rfc-editor.org/rfc/rfc2119</text:p>
      <text:p text:style-name="P17"><text:soft-page-break/>[2]</text:p>
      <text:p text:style-name="P16">C.-C. Chiang, “TUG: An Executable Specification Language,” in <text:span text:style-name="T3">5th IEEE/ACIS International Conference on Computer and Information Science and 1st IEEE/ACIS International Workshop on Component-Based Software Engineering,Software Architecture and Reuse (ICIS-COMSAR’06)</text:span>, 2006, pp. 180–186. doi: 10.1109/ICIS-COMSAR.2006.85.</text:p>
      <text:p text:style-name="P17">[3]</text:p>
      <text:p text:style-name="P16">N. E. Fuchs, “Specifications are (preferably) executable,” <text:span text:style-name="T3">Software engineering journal</text:span>, vol. 7, no. 5, pp. 323–334, 1992.</text:p>
      <text:p text:style-name="P17">[4]</text:p>
      <text:p text:style-name="P16">I. J. Hayes and C. B. Jones, “Specifications are not (necessarily) executable,” <text:span text:style-name="T3">Software Engineering Journal</text:span>, vol. 4, no. 6, pp. 330–339, 1989.</text:p>
      <text:p text:style-name="P17">[5]</text:p>
      <text:p text:style-name="P16">A. van Kesteren and D. Denicola, “Infra Standard,” Apr. 05, 2023. https://infra.spec.whatwg.org/</text:p>
      <text:p text:style-name="P17">[6]</text:p>
      <text:p text:style-name="P16">H. U. Khan, I. Asghar, S. A. A. Ghayyur, and M. Raza, “An empirical study of software requirements verification and validation techniques along their mitigation strategies,” <text:span text:style-name="T3">Asian Journal of Computer and Information Systems</text:span>, vol. 3, no. 3, 2015, [Online]. Available: https://www.researchgate.net/profile/Ikram-Asghar/publication/281645652_An_Empirical_Study_of_Software_Requirements_Verification_and_Validation_Techniques_along_their_Mitigation_Strategies/links/55f2a17008ae199d47c4841c/An-Empirical-Study-of-Software-Requirements-Verification-and-Validation-Techniques-along-their-Mitigation-Strategies.pdf</text:p>
      <text:p text:style-name="P17">[7]</text:p>
      <text:p text:style-name="P16">B. Meyer, “On formalism in specifications,” <text:span text:style-name="T3">IEEE software</text:span>, vol. 2, no. 1, p. 6, 1985.</text:p>
      <text:p text:style-name="Heading_20_1"><text:bookmark text:name="_7iu46tq820fc"/>Review of Sources</text:p>
      <text:p text:style-name="P1">H. U. Khan, I. Asghar, S. A. A. Ghayyur, and M. Raza, “An empirical study of software requirements verification and validation techniques along their mitigation strategies,” <text:span text:style-name="T3">Asian Journal of Computer and Information Systems</text:span>, vol. 3, no. 3, 2015, [Online]. Available: https://www.researchgate.net/profile/Ikram-Asghar/publication/281645652_An_Empirical_Study_of_Software_Requirements_Verification_and_Validation_Techniques_along_their_Mitigation_Strategies/links/55f2a17008ae199d47c4841c/An-Empirical-Study-of-Software-Requirements-Verification-and-Validation-Techniques-along-their-Mitigation-Strategies.pdf</text:p>
      <text:p text:style-name="Standard"/>
      <text:p text:style-name="Standard"><text:span text:style-name="T1">DISTILLATION</text:span>: The article is composed of three sections: a literature review of <text:span text:style-name="T3">requirements verification</text:span> papers, a description of various verification techniques, and a survey of Pakistani software engineers on their frustrations with requirements engineering and how verification helps to resolve them. The authors believe that <text:span text:style-name="T3">requirements engineering</text:span> (RE)—a form of software engineering where a piece of software is explicitly designed before its production—is a crucial part of software development. An important part of the RE process is <text:span text:style-name="T3">verification and validation</text:span> (V&amp;V), where engineers make sure that the software they’re writing follows the specification they’re implementing and is being written in an orderly manner. They found that there are six common techniques engineers use throughout V&amp;V: <text:span text:style-name="T3">tracing</text:span> (justifying the specification), <text:span text:style-name="T3">prototyping</text:span>, <text:span text:style-name="T3">requirements testing</text:span>, <text:span text:style-name="T3">user manual writing</text:span>, <text:span text:style-name="T3">formal specification validation</text:span>, and <text:span text:style-name="T3">inspection</text:span>. From their survey of 55 experts from all walks of life in the Pakistani software industry, they found that the greatest challenges with implementing specifications were ambiguous requirements and, to a lesser extent, inconsistency and incomplete specifications, and the best tools to resolve them were implementation inspections and prototyping.</text:p>
      <text:p text:style-name="Standard"/>
      <text:p text:style-name="Standard"><text:span text:style-name="T1">CRITIQUE</text:span>: This article helped me to better concrete my research question alongside justifying many of my concerns surrounding my idea of “written specifications as code.” It introduced me to the term requirements engineering, which made it much easier for me to find literature related to my area of research. It also confirmed one of my suspicions about requirements engineering: translating a spec to a functional piece of software is fraught with ambiguity and inconsistency, to the point that many systems must be constructed around RE in order for it to go smoothly. I believe that many of these issues would be resolved by a subset of grammatical and semantic English that translates to computer code. Because of a limited subset of words and senses, <text:s/>it would be nigh impossible for there to be any semantic ambiguity in a specification. Because the specification can be translated to code, we can take advantage of existing tooling like linters to eliminate inconsistency. Having an executable specification also makes various V&amp;V techniques irrelevant: the specification is the prototype and tests can be included in the specification as examples. An executable specification, therefore, allows humans to focus solely on writing a clear, error-free specification instead of having to juggle that with making an implementation. Now that I was sure that an answer to my research question would be valuable to the CS community, I used the article as a jumping-off point to explore how humans write specifications in various industries.</text:p>
      <text:p text:style-name="Standard"/>
      <text:p text:style-name="Standard">S. Bradner, “Key words for use in RFCs to Indicate Requirement Levels,” 1997. [Online]. Available: https://www.rfc-editor.org/rfc/rfc2119</text:p>
      <text:p text:style-name="Standard">B. Leiba, “Ambiguity of Uppercase vs Lowercase in RFC 2119 Key Words,” 2017. [Online]. Available: https://www.rfc-editor.org/rfc/rfc8174</text:p>
      <text:p text:style-name="Standard"><text:soft-page-break/></text:p>
      <text:p text:style-name="Standard"><text:span text:style-name="T1">DISTILLATION</text:span>: These two reports discuss the redefining of a group of keywords to indicate how urgently parts of a specification must be implemented. Request for Comments (RFC) 2119 creates these keywords, a mix of UPPERCASE verbs and adjectives such as <text:span text:style-name="T1">MUST</text:span> and <text:span text:style-name="T1">RECOMMENDED</text:span>, and assigns them specific meanings ranging from “you must implement this in order for your implementation to be valid” to “feel free to do or not to do this.” It also gives a phrase specification authors should use in their documents to indicate the redefining of these keywords, and some advice surrounding when using these keywords is appropriate. 2119 was created in reaction to many RFCs using keywords like these but no standard definition for them. RFC 8174 extends 2119, fixing an ambiguity issue with 2119: the casing of keywords. While 2119 shares the keywords as UPPERCASE, specification authors making use of 2119 would make use of both upper-and-lowercase words, causing readers to be confused about if they should interpret “must” as normal English or according to 2119. 8174 resolves this by clarifying that only UPPERCASE words hold the meaning defined in 2119, and gives specification authors a new phrase to use in their documents.</text:p>
      <text:p text:style-name="Standard"/>
      <text:p text:style-name="Standard"><text:span text:style-name="T1">CRITIQUE</text:span>: I believe these articles capture perfectly the intentions of my capstone project. They both demonstrate how we can use prescribed grammar to help computers understand natural language and how the lack of a prescribed grammar can cause ambiguity issues. Because 8174 requires that both words be UPPERCASE in order to have their prescribed meaning, computers can parse out the defined keywords and apply their meaning. Normal usage of these keywords is still preserved, as well, enabling machine-readable language and human-readable language in the same document. The extension of 2119 by 8174 demonstrates how important it is to be clear in the communication of a specification to avoid ambiguity, which I believe my question can solve by putting more emphasis on specifications. I do have some qualms. I do not like the mix of verbs and adjectives as keywords nor the substitute terms (one can substitute <text:span text:style-name="T1">MUST</text:span> for <text:span text:style-name="T1">REQUIRED</text:span> or <text:span text:style-name="T1">SHALL</text:span>), as I believe there should be one way to declare something. As much as I do like the ability to switch between English and 2119 meaning through the casing, it is a definition overload, which always creates an opportunity for ambiguity. It’s also important to recognize that it’s much harder to convey 2119 in the spoken word because there isn’t a standard way to read UPPERCASE words in English. After looking at the RFCs, I began to explore the landscape of existing executable specifications and what they could look like.</text:p>
      <text:p text:style-name="Standard"/>
      <text:p text:style-name="Standard">C.-C. Chiang, “TUG: An Executable Specification Language,” in <text:span text:style-name="T3">5th IEEE/ACIS International Conference on Computer and Information Science and 1st IEEE/ACIS International Workshop on Component-Based Software Engineering, Software Architecture and Reuse (ICIS-COMSAR’06)</text:span>, 2006, pp. 180–186. doi: 10.1109/ICIS-COMSAR.2006.85.</text:p>
      <text:p text:style-name="Standard"/>
      <text:p text:style-name="Standard"><text:span text:style-name="T1">DISTILLATION</text:span>: This article describes <text:span text:style-name="T3">Tree Unified with Grammar</text:span>, a programming language for writing specifications that can then be executed like a program. Chiang argues that getting specifications right the first time is of high importance in requirements engineering and believes that more powerful specification tools can ease the burden of requirements engineering. He believes that the existing mechanisms for writing specifications, natural language, and programming languages, are too informal and too concrete respectively for the task, so designed his own mathematical syntax and interpreter for a functional programming language specially designed for writing specifications. TUG’s design centers around a mathematical syntax that describes a finite state machine, a common form of computer program, which pares and combs through an input. Instead of constructing a natural language specification from user requirements and later writing an implementation to verify it, one would write a TUG program and iterate on it in a process similar to prototyping.</text:p>
      <text:p text:style-name="Standard"/>
      <text:p text:style-name="Standard"><text:span text:style-name="T1">CRITIQUE</text:span>: I agree with Chiang's philosophy behind TUG. I too believe that having executable specifications can significantly ease the software development process, and believe that balancing abstraction with the concreteness of execution is an important part of designing a good system for executable specifications. However, I do not believe that TUG is the right solution for the audience that is the focus of my research: everyday engineers and the executives, designers, and software testers they work with. TUG doesn’t read like a specification or even a mathematical proof; it reads like code, and quite hard code to parse at that, even for someone like me who’s written in a variety of languages and in a functional style for almost three years. For people with beginner or no computer programming knowledge, a TUG specification might come off as a foreign language and exclude them from participating in the software development process. It is ironic that in many cases the “informal” natural language descriptions that precede the sample specifications in the paper describe and solve the problem much more succinctly than TUG itself.</text:p>
      <text:p text:style-name="P2"/>
      <text:p text:style-name="Standard"><text:span text:style-name="T5">I. J. Hayes and C. B. Jones, “Specifications are not (necessarily) executable,” </text:span><text:span text:style-name="T6">Software Engineering Journal</text:span><text:span text:style-name="T5">, vol. 4, no. 6, pp. 330–339, 1989.</text:span></text:p>
      <text:p text:style-name="Standard"/>
      <text:p text:style-name="Standard"><text:span text:style-name="T1">DISTILLATION</text:span>: Hayes and Jones feel that executable specifications shouldn’t be part of the requirements engineering process. In order to be effective tools for reasoning out the design of systems, specifications must be as abstract as possible and concern themselves with only the behavior of a system, not all the minute details of its implementation. This is in contrast with the concreteness required to make executable specifications executable. Because of the concreteness of executable specifications, it is impossible to describe certain kinds of algorithms such as those with infinite runtimes or ones that can have multiple equivalent answers for a single input, known as non-determinism. Even for deterministic programs with finite runtimes, making their specifications executable can place a burden on the specification writer—for example, there may be many ways to sort a list of elements, but a specification writer should only be concerned about a list being sorted, not <text:span text:style-name="T3">how</text:span> it’s sorted—and can result in an extremely slow program due to implementing execution methods such as <text:span text:style-name="T3">generate-and-test</text:span>, where one generates all possible outputs for input and verifies them one by one. Because of their executable nature, engineers may feel encouraged to use executable specifications as a prototype, but this can cause engineers to simply reimplement the structure of the specification when the time to write an implementation comes around instead of writing the most efficient and valid implementation possible.</text:p>
      <text:p text:style-name="Standard"/>
      <text:p text:style-name="Standard"><text:span text:style-name="T1">CRITIQUE</text:span>: I believe that abstraction is an important part of specification writing and software engineering, but most software is already semi-concrete by the time a specification is written; you’re already thinking about approaches to resolving your user requirements and balancing design constraints specific to your system as you’re writing your spec. An executable specification doesn’t need to be able to represent <text:span text:style-name="T7">all</text:span> programs; most written software is concerned with being executable and having a single correct answer. Even if a function that is vital to the specification cannot be directly implemented from a specification, we can still generate as much code as possible and then let the user fill in what’s most relevant to their situation. The performance of an executable specification can be bad if it’s property-based, but many specifications in computer science, cooking, medicine, and other fields are <text:span text:style-name="T3">instruction-based</text:span>, as in they tell you exactly what to do and how to do it. I believe that this kind of specification will enable us to treat the spec just like a programming language and will translate to efficient machine code. Ultimately, I believe that the benefits of writing a specification that can be executed, such as ease of error checking; closely matching the iterative process of RE; and enabling faster development of implementations—outweigh the cons. The authors suggest an alternative to executable specifications which I want to explore further: a <text:span text:style-name="T3">wide-spectrum language</text:span> that enables writing specifications and implementing them with a single syntax.</text:p>
      <text:p text:style-name="Standard"/>
      <text:p text:style-name="Standard"><text:span text:style-name="T5">N. E. Fuchs, “Specifications are (preferably) executable,” </text:span><text:span text:style-name="T6">Software engineering journal</text:span><text:span text:style-name="T5">, vol. 7, no. 5, pp. 323–334, 1992.</text:span></text:p>
      <text:p text:style-name="Standard"/>
      <text:p text:style-name="Standard"><text:span text:style-name="T1">DISTILLATION</text:span>: Fuchs, in this paper, is in direct opposition of Hayes and Jones. He believes that executable specifications can be a powerful tool for solving one of the greatest challenges in software development: correctness. This is because executable specifications enable engineers to significantly reduce bugs and begin the verification process early in development because of their interactive nature. This interactive nature also allows your user to verify parts of a specification that can’t be formally verified: user experience. To show that these advantages can be kept while still attaining the high levels of abstraction desired by Hayes and Jones, Fuchs rewrites their example specifications in an executable specification language named LSL, showing that only a minimal amount of abstraction needs to be sacrificed to gain the powers of execution. Fuchs argues that true abstraction will never be attainable in specifications written for real-world applications due to specifications being limited not only by executability but also by the user requirements they’re implementing and the mutable nature of mutable user interfaces like filesystems. He does agree that executable specifications will likely be slow but argues that even having a slow specification is much more powerful than one that can’t be executed.</text:p>
      <text:p text:style-name="Standard"/>
      <text:p text:style-name="Standard"><text:soft-page-break/><text:span text:style-name="T1">CRITIQUE</text:span>: Again, I am glad to see that someone shares my vision that executable specifications can be a powerful tool for software development. I originally argued that the levels of abstraction Hayes and Jones desired in their paper weren’t practical for most software developed; the fact that it is possible to achieve both high levels of abstraction and execution at the same time sweetens the deal. The paper has given me two new paths of research to follow. The first is logic programming languages like the one used in the paper, LSL; Fuchs mentions others like Prolog and ML. I believe the ability to state behavior and then derive from that a runnable program is very powerful and may ease specification writing. The second is a technique I plan on using to implement my own grammar: source-to-source transformation. The idea is that we parse code according to grammar, and, instead of directly interpreting it or translating it to machine code, we rewrite the code in another language. This technique can be very powerful as it enables you to create your own language without having to also write an interpreter or compiler.</text:p>
      <text:p text:style-name="Heading_20_1"><text:bookmark text:name="_7g9hxyg3yysa"/>Outline (everything below this heading)</text:p>
      <text:p text:style-name="Heading_20_1"><text:bookmark text:name="_rc9faowrpmoh"/>Presentation Outline</text:p>
      <text:p text:style-name="Heading_20_2"><text:bookmark text:name="_vvx83ccaj9ue"/>What <text:span text:style-name="T3">is</text:span> a specification?</text:p>
      <text:list xml:id="list322290901" text:style-name="WWNum10">
        <text:list-item>
          <text:p text:style-name="P5">Making stuff is hard. Like, really, really hard.</text:p>
        </text:list-item>
        <text:list-item>
          <text:p text:style-name="P5">We need others to help make our ideas a reality.</text:p>
        </text:list-item>
        <text:list-item>
          <text:p text:style-name="P5">There’s one problem though: how do we effectively communicate our ideas?</text:p>
        </text:list-item>
        <text:list-item>
          <text:p text:style-name="P5">when a baker and a client are communicating about how a cake is to be made, the baker may create an interim recipe that both they and the client can evaluate</text:p>
        </text:list-item>
        <text:list-item>
          <text:p text:style-name="P5">first, a client tells the baker what they need from the cake—3 tiers, chocolate cake, strawberry frosting, gluten-free—and lets the baker worry sweat the details (user requirements)</text:p>
        </text:list-item>
        <text:list-item>
          <text:p text:style-name="P5">the baker with those requirements designs a cake, drawing out its shape, creating a list of ingredients, and writing up decoration instructions (specification)</text:p>
        </text:list-item>
        <text:list-item>
          <text:p text:style-name="P5">the baker then shares their specification with the client, making sure that the users’ requirements are met; for example, the baker may realize they didn’t set enough ingredients aside for the user’s desired serving size, or the client may realize that they actually need the cake to be vegan, even though they didn’t initially mention it (validation)</text:p>
        </text:list-item>
        <text:list-item>
          <text:p text:style-name="P5">the baker then uses their specification, now revised and validated, to actually go bake a cake (implementation)</text:p>
        </text:list-item>
        <text:list-item>
          <text:p text:style-name="P5">the client then validates the implementation, making sure that it follows the baker’s specification and the client’s own requirements (verification)</text:p>
        </text:list-item>
        <text:list-item>
          <text:p text:style-name="P5">this set of interactions between the baker and their client is very similar to how programmers coordinate writing software with their clients and one another</text:p>
        </text:list-item>
        <text:list-item>
          <text:p text:style-name="P5">this form of engineering, called requirements engineering, prioritizes the clear communication of behavior over the fine details of implementing software, making it for engineers to coordinate on large software projects</text:p>
        </text:list-item>
      </text:list>
      <text:p text:style-name="Heading_20_2"><text:bookmark text:name="_g07yjsvzh6dn"/>Formal vs. Informal</text:p>
      <text:list xml:id="list2233225627" text:style-name="WWNum11">
        <text:list-item>
          <text:p text:style-name="P6">well, now we have a tool for communicating our ideas; but how do we use it well?</text:p>
        </text:list-item>
        <text:list-item>
          <text:p text:style-name="P6">in the case of a recipe, there is a single way to write one: in the natural language of your choosing</text:p>
        </text:list-item>
        <text:list-item>
          <text:p text:style-name="P6">for computers, however, there is a significant divide in the CS community</text:p>
        </text:list-item>
        <text:list-item>
          <text:p text:style-name="P6">there are two kinds of specifications one can write: natural language specs and formal specs.</text:p>
        </text:list-item>
        <text:list-item>
          <text:p text:style-name="P6">natural language specifications are very similar to recipes: they use plain English with computer jargon to communicate the procedures of a program</text:p>
        </text:list-item>
        <text:list-item>
          <text:p text:style-name="P6"><text:soft-page-break/>however, due to the many intricacies of natural language, which we’ll discuss later, most computer scientists find natural language unsuitable for exhaustively and clearly communicating how a program ought to function</text:p>
        </text:list-item>
        <text:list-item>
          <text:p text:style-name="P6">this doesn’t stop natural language from being the primary way programmers communicate: the specifications for famous internet protocols like TCP and UDP, web browsers, and even entire operating systems like POSIX Unix are all described using natural language</text:p>
        </text:list-item>
        <text:list-item>
          <text:p text:style-name="P6">on the other hand, we have formal specifications; they’re written in precise notations inspired by discrete mathematics and programming languages that do exhaustively describe the functioning of a program</text:p>
        </text:list-item>
        <text:list-item>
          <text:p text:style-name="P6">formal specifications are extremely powerful but have seen limited adoption in the industry because of their complexity, significant barrier to entry, and incomprehensibility to non-programmers</text:p>
        </text:list-item>
        <text:list-item>
          <text:p text:style-name="P6">as you may guess, formal specifications are named as such because everyone presumes mathematical syntax is the only way to fully describe a program</text:p>
        </text:list-item>
        <text:list-item>
          <text:p text:style-name="P6">however, I believe that the concepts of a formal specification and natural language specification can be married in such a way that we prevent our mission-critical software from having bugs at the conceptual level while not being exclusionary</text:p>
        </text:list-item>
        <text:list-item>
          <text:p text:style-name="P6">this is the goal of my presentation: to explore a world where formal natural-language specifications exist</text:p>
        </text:list-item>
        <text:list-item>
          <text:p text:style-name="P6">so, let’s design one!</text:p>
        </text:list-item>
      </text:list>
      <text:p text:style-name="Heading_20_2"><text:bookmark text:name="_1ktrci3udn35"/>Building It</text:p>
      <text:list xml:id="list323059176" text:style-name="WWNum6">
        <text:list-item>
          <text:p text:style-name="P7">As part of my presentation, I have written a description of a possible formal natural specification language named <text:span text:style-name="T3">Gorr</text:span>. We will go through the specification together, highlighting my design decisions and how I have avoided the informal trappings of natural language.</text:p>
        </text:list-item>
        <text:list-item>
          <text:p text:style-name="P7">Gorr, like all languages, has a grammar. Its 66-line grammar is written in Extended Backus-Naur Form, or EBNF, a grammar commonly used by computer scientists to specify the grammar of programming languages and protocols.</text:p>
        </text:list-item>
        <text:list-item>
          <text:p text:style-name="P7">There are two very important implications that come with Gorr being able to be represented in EBNF:</text:p>
          <text:list>
            <text:list-item>
              <text:p text:style-name="P18">Gorr can be parsed by a computer, which makes the automatic linting, verification, and even execution of a Gorr specification possible, among a litany of other ideas.</text:p>
            </text:list-item>
            <text:list-item>
              <text:p text:style-name="P18">Any grammar written in EBNF is a formal grammar. The fact that Gorr has a fully defined structure almost entirely eliminates concerns about ambiguity. There is only one way to parse a Gorr specification. I will later show how this also helps with proving that there is only one way to interpret a Gorr specification.</text:p>
            </text:list-item>
          </text:list>
        </text:list-item>
        <text:list-item>
          <text:p text:style-name="P7">Our language will have two data types: the integer and the Boolean.</text:p>
        </text:list-item>
      </text:list>
      <text:list xml:id="list3809072891" text:style-name="WWNum9">
        <text:list-item>
          <text:p text:style-name="P8">An integer is a whole number that is positive, negative, or zero; for example, -2, 5, and 3 are integers.</text:p>
        </text:list-item>
        <text:list-item>
          <text:p text:style-name="P8">Booleans are a lot like light switches: they can be either on or off. In our case, we represent those states with the words true and false</text:p>
        </text:list-item>
        <text:list-item>
          <text:p text:style-name="P8"><text:s/>Note that this description only describes the behavior of the data types just enough that we can use them in our specifications; the representation of these data types in memory is up to the implementer of our specification, not us. This abstraction is one of the powers of specifications.</text:p>
        </text:list-item>
        <text:list-item>
          <text:p text:style-name="P8">Also, note how the description of these data types is not extremely rigorous; like in all other industries, computer scientists use warrants and assumed knowledge so that they don’t have to include a rigorous proof for the set of integers at the beginning of every specification.</text:p>
        </text:list-item>
        <text:list-item>
          <text:p text:style-name="P8">In our language, integers must always be literally represented with Arabic numerals and an optional hyphen-minus signifying negation; -2 is semantically different from negative two. This may seem like an over-specification, but this is necessary in order to avoid ambiguity.</text:p>
        </text:list-item>
        <text:list-item>
          <text:p text:style-name="P8">Similarly, Booleans must always be represented with the sequences of letters true and false; true is semantically different from on, True, or yes.</text:p>
        </text:list-item>
        <text:list-item>
          <text:p text:style-name="P8"><text:soft-page-break/>We can manipulate these data types with operators. For integers, we have the four arithmetic operators, and Booleans the most basic operations AND, OR, and NOT. They both share an operation for equivalence.</text:p>
        </text:list-item>
        <text:list-item>
          <text:p text:style-name="P8">The operations use language similar to that of mathematicians. Although they are a tad verbose, I have opted to not use mathematical symbols in this language for readability. In an actual specification language, I would only use mathematical symbols for terseness.</text:p>
        </text:list-item>
        <text:list-item>
          <text:p text:style-name="P8">We can then store these manipulations in variables for later access and further manipulation, making sure that we tell the variable what kind of value it can store alongside an initial value.</text:p>
        </text:list-item>
        <text:list-item>
          <text:p text:style-name="P8">Because Gorr has only two types and is statically typed, meaning the value of <text:s/>a variable cannot be changed, we avoid contradictions that arise from implicit transformations of data and the wishful thinking of “there must be a data structure that perfectly represents my problem, so I’ll just use it without explaining it.”</text:p>
        </text:list-item>
        <text:list-item>
          <text:p text:style-name="P8">Variables in Gorr must be declared before they can be used; this prevents forward references and use of variables that don’t exist, which can cause silence.</text:p>
        </text:list-item>
        <text:list-item>
          <text:p text:style-name="P8">Finally, we can encapsulate a series of value manipulations inside of an algorithm, taking in a list of values as arguments and then returning a value to be used later. Actions taken inside of an algorithm are numbered, with these numbers increasing as statements nest.</text:p>
        </text:list-item>
        <text:list-item>
          <text:p text:style-name="P8">Gorr has the two most simple forms of control flow: an if-otherwise statement and a while statement.</text:p>
        </text:list-item>
        <text:list-item>
          <text:p text:style-name="P8">If the expression of a while statement evaluates to true, the inner statements will be executed, and will continue to be executed until the expression is equal to false. If the expression of an if-otherwise statement is true, only the statements inside the if statement will run. Otherwise, the statements inside the otherwise statement will run.</text:p>
        </text:list-item>
        <text:list-item>
          <text:p text:style-name="P8">This example also demonstrates the pass statement, which does absolutely nothing; use it if you only are about an expression being true.</text:p>
        </text:list-item>
        <text:list-item>
          <text:p text:style-name="P8">Did I mention that Gorr has two data types? It actually has one more that can only be used as the return value type for an algorithm, meaning you can’t store it in a variable: void. It has no literal syntax, but can be generated by a return statement with no expression. You can only do one thing with a void value: discard it. This is useful for Gorr specifications that want to represent side effects such as printing to a console.</text:p>
        </text:list-item>
        <text:list-item>
          <text:p text:style-name="P8">With that, our tour of Gorr is complete; for more information, a complete grammar of the language, and some example programs, see the informal description of the language I’ve handed out.</text:p>
        </text:list-item>
      </text:list>
      <text:p text:style-name="Standard"/>
      <text:p text:style-name="Standard">Cutting room floor: One consequence of this design decision is that I had to make most of the mathematical and logical operations use prefix notation in order to avoid the parsing ambiguity of statements like <text:s/>“3 plus 4 divided by 7,” which can result either in 3 [ 3 + (4 / 7) ] or 1 [ (3 + 4) / 7 ].</text:p>
      <text:p text:style-name="Heading_20_2"><text:bookmark text:name="_wdeon7bjhaht"/>How My Approach Addresses Previous Issues with Natural Language</text:p>
      <text:list xml:id="list3794027694" text:style-name="WWNum12">
        <text:list-item>
          <text:p text:style-name="P9">Let’s now see how Gorr addresses the major issues the specification community has with natural language; I’ve name-dropped a few throughout explaining Gorr, but we’ll address them all at once here.</text:p>
        </text:list-item>
        <text:list-item>
          <text:p text:style-name="P9">In his highly cited 1985 article “On Formalism and Specifications,” Bertrand Meyer argues against the use of natural language in formal specification, centering his argument around “the seven sins of the specifier.” We will look at all seven and see how Gorr addresses them.</text:p>
        </text:list-item>
        <text:list-item>
          <text:p text:style-name="P9">noise: text that is irrelevant to describing the algorithm at hand</text:p>
          <text:list>
            <text:list-item>
              <text:p text:style-name="P19">Gorr is a limited subset of the English language expressly designed for writing specifications. As such, a valid Gorr program can <text:span text:style-name="T3">only</text:span> describe the outline of an algorithm and nothing else. For example, in a Python program, it is impossible for one to go on and on about a problem in a way that is actually executed; this is because Python is a programming language, not a public forum.</text:p>
            </text:list-item>
          </text:list>
        </text:list-item>
        <text:list-item>
          <text:p text:style-name="P9">silence: a feature of a problem goes unspecified</text:p>
          <text:list>
            <text:list-item>
              <text:p text:style-name="P19">Many of Gorr’s features prevent one from performing omission, including:</text:p>
              <text:list>
                <text:list-item>
                  <text:p text:style-name="P22">static typing,</text:p>
                </text:list-item>
                <text:list-item>
                  <text:p text:style-name="P22"><text:soft-page-break/>variable initialization on declaration, and</text:p>
                </text:list-item>
                <text:list-item>
                  <text:p text:style-name="P22">variables and functions needing to be declared before they can be used</text:p>
                </text:list-item>
              </text:list>
            </text:list-item>
          </text:list>
        </text:list-item>
        <text:list-item>
          <text:p text:style-name="P9">over-specification: specifying a solution to the problem instead of the problem itself</text:p>
          <text:list>
            <text:list-item>
              <text:p text:style-name="P19">Gorr avoiding this sin is more of an opinion than an assertion. Many formal specification languages prefer a compositional approach, using sets and filters on those sets to narrow down toward a solution. Gorr instead uses an algorithmic approach, telling developers what their implementations <text:span text:style-name="T3">must</text:span> do in order to be valid; this approach will be more familiar to those already writing natural language specifications in the industry. I believe I soothe Meyer’s concerns a little by creating intentionally abstract definitions for data types, but he may believe that the algorithmic approach is itself an over-specification. I believe both are valid.</text:p>
            </text:list-item>
          </text:list>
        </text:list-item>
        <text:list-item>
          <text:p text:style-name="P9">contradiction: two elements of a specification are at odds with one another</text:p>
          <text:list>
            <text:list-item>
              <text:p text:style-name="P19">The main example of contradiction Meyer brings up in the article is a specification changing the types of variables in the middle of a specification; this is not possible because of Gorr’s strictly typed nature.</text:p>
            </text:list-item>
          </text:list>
        </text:list-item>
        <text:list-item>
          <text:p text:style-name="P9">ambiguity: there are multiple ways to interpret a part of a specification</text:p>
          <text:list>
            <text:list-item>
              <text:p text:style-name="P19">Gorr prevents ambiguity in two ways. The first is its grammar: there is only one way to parse Gorr. <text:s/>The second is its description: because Gorr redefines parts of the English language to match the context of a specification, Gorr gives the reader only one way to interpret what they have parsed. These two elements come together to create a near-bulletproof shield against ambiguity, with the only possible chinks being in the language’s description.</text:p>
            </text:list-item>
          </text:list>
        </text:list-item>
        <text:list-item>
          <text:p text:style-name="P9">forward reference: something is referenced before it is defined</text:p>
          <text:list>
            <text:list-item>
              <text:p text:style-name="P19">This is not possible in Gorr due to the language requiring variables and functions be defined before they’re used.</text:p>
            </text:list-item>
            <text:list-item>
              <text:p text:style-name="P19">I will note that is possible to have forward references in programming languages, which are universally believed to be formal, such as JavaScript; it doesn’t change the fact that forward references are confusing.</text:p>
            </text:list-item>
          </text:list>
        </text:list-item>
        <text:list-item>
          <text:p text:style-name="P9">wishful thinking: the problem is defined in such a way that an implementation cannot be realistically verified</text:p>
          <text:list>
            <text:list-item>
              <text:p text:style-name="P19">Because one is limited to the constructs of the language when writing a Gorr specification, you can’t define behavior that cannot be accomplished with the specification language, meaning that implementation can still be verified.</text:p>
            </text:list-item>
            <text:list-item>
              <text:p text:style-name="P19">I will note that this sin is the most weakly defined and that formal verification is very much not a solved problem in computer science; there are cases of implementations of valid specifications that cannot be trivially verified.</text:p>
            </text:list-item>
          </text:list>
        </text:list-item>
      </text:list>
      <text:p text:style-name="Heading_20_2"><text:bookmark text:name="_a34fdz1oqkad"/>Why Natural Language?</text:p>
      <text:list xml:id="list985705593" text:style-name="WWNum3">
        <text:list-item>
          <text:p text:style-name="P10">Alright! It seems like we’re really onto something here. As this presentation begins to wind down, I think it’s important that our specification answers two important questions, the first being “why natural language?”</text:p>
        </text:list-item>
        <text:list-item>
          <text:p text:style-name="P10">I cling to natural language for the same reason everyone does: it’s universal</text:p>
        </text:list-item>
        <text:list-item>
          <text:p text:style-name="P10">Anyone, with a little bit of training, can parse them to know they’re correct, including users, QAs, executives, designers, and anyone else who may lack technical expertise.</text:p>
        </text:list-item>
        <text:list-item>
          <text:p text:style-name="P10">we communicate in all other disciplines in natural language, so why should computers be the exception?</text:p>
        </text:list-item>
        <text:list-item>
          <text:p text:style-name="P10">lowering the barrier to writing correct software easier is critical as technology more and more defines our world</text:p>
        </text:list-item>
      </text:list>
      <text:p text:style-name="Heading_20_2"><text:bookmark text:name="_kkyq1gl7ovh1"/>If This Is Possible, Why Does Everyone Say It Isn’t?</text:p>
      <text:list xml:id="list1318435491" text:style-name="WWNum8">
        <text:list-item>
          <text:p text:style-name="P11"><text:soft-page-break/>the second question that needs answering is, “well, if this <text:span text:style-name="T3">is</text:span> possible <text:span text:style-name="T3">and</text:span> it makes sense, how come a lot of people much smarter and more experienced than you say it isn’t?”</text:p>
        </text:list-item>
        <text:list-item>
          <text:p text:style-name="P11">I think the issue is that people haven’t found the Goldilocks zone for the amount of freedom natural language gets in computer science yet.</text:p>
        </text:list-item>
        <text:list-item>
          <text:p text:style-name="P11">Programming languages like HyperCard, AppleScript, and SQL make use of natural language to represent computation in a form accessible to many. The issue is that these languages have limited domains; the natural language in a sense has too little freedom in order to express any arbitrary computation. One issue with AppleScript is that the syntax used for commands is usually defined by a third-party, meaning that in effect that AppleScript contains many small languages that all subtly clash with each other.</text:p>
        </text:list-item>
        <text:list-item>
          <text:p text:style-name="P11">On the other hand, there are people who want to derive computational meaning out of *any* utterance; this can be seen in tools like OpenAI’s GPT series of language models.</text:p>
        </text:list-item>
        <text:list-item>
          <text:p text:style-name="P11">Trying to extract meaning from any sentence is extremely difficult. While languages like English do have formal grammars, their grammars are large, and the process of then interpreting those parsed trees is another story entirely. Meyer’s seven sins don’t just describe why it’s hard to parse natural language specifications, but why it’s hard to parse almost natural language anything.</text:p>
        </text:list-item>
        <text:list-item>
          <text:p text:style-name="P11">I believe Gorr, with its context-free grammar and controlled-language-like restrictions strikes a nice balance between the two. Hopefully, we’ll see proper languages that inherit the ideas of Gorr someday so that specification writing can be made that little bit easier.</text:p>
        </text:list-item>
      </text:list>
      <text:p text:style-name="Heading_20_2"><text:bookmark text:name="_zfvgaqpnu7y3"/><text:span text:style-name="T3">The Gorr Specification Language</text:span></text:p>
      <text:p text:style-name="Heading_20_3"><text:bookmark text:name="_vbb1rcks9bk"/>Expressions</text:p>
      <text:p text:style-name="Heading_20_3"><text:bookmark text:name="_6beane8sv70p"/>Data Types</text:p>
      <text:p text:style-name="Standard">The Gorr language has three data types: the integer, the Boolean, and void. Integers in Gorr are signed. The void type is used to signify a function that doesn’t return a value; a variable, when declared, cannot be of type void, and by extension cannot be assigned the return value of a void function call.</text:p>
      <text:p text:style-name="Heading_20_3"><text:bookmark text:name="_qx1kgrdl18b2"/>Operations</text:p>
      <text:p text:style-name="Standard">Integers in our language have six operations—negation, addition, subtraction, multiplication, division, and modulo—that all result in integers.</text:p>
      <text:p text:style-name="Standard"/>
      <text:p text:style-name="Standard">In the case of division, because Gorr lacks fractional numbers, the quotient returned discards the remainder; for example, <text:span text:style-name="T3">the division of 5 by 2</text:span> does not result in 2 ½, but instead 2. If one wanted the remainder of 1, they could instead use the modulo operation.</text:p>
      <text:p text:style-name="Standard"/>
      <text:p text:style-name="Standard">Booleans have three operations—<text:span text:style-name="T3">NOT</text:span>, <text:span text:style-name="T3">AND</text:span>, and <text:span text:style-name="T3">OR</text:span>—that result in booleans.</text:p>
      <text:p text:style-name="Standard"/>
      <text:p text:style-name="Standard">Integers have four comparison operators—greater than, greater than or equal to, less than, and less than or equal to—that result in Booleans.</text:p>
      <text:p text:style-name="Standard"/>
      <text:p text:style-name="Standard">Integers and Booleans share one comparison operator, equivalence, resulting in a Boolean. The equivalence operator <text:span text:style-name="T3">must not</text:span> be used to test the equivalence of two different data types; a specification that tries to equate an integer to a Boolean is invalid.</text:p>
      <text:p text:style-name="Standard"/>
      <text:p text:style-name="Standard"><text:soft-page-break/>All operators are evaluated from left to right; Gorr has no operator precedence.</text:p>
      <text:p text:style-name="Standard"/>
      <text:p text:style-name="Standard">The Boolean, integer, and void types all share one operation that comes in the form of a statement: discard. This can be used to make a function call and dispose of the value.</text:p>
      <text:p text:style-name="Heading_20_3"><text:bookmark text:name="_qbvztxqd1ddw"/>Variables</text:p>
      <text:p text:style-name="Standard">A variable can be used to remember a value and retrieve it at a later time. Variable types are static; for example, initializing an integer variable with a boolean is invalid. Variables <text:span text:style-name="T3">must</text:span> be initialized at declaration.</text:p>
      <text:p text:style-name="Standard"/>
      <text:p text:style-name="Standard">Variables declared outside of functions are constant and cannot be re-assigned.</text:p>
      <text:p text:style-name="Standard"/>
      <text:p text:style-name="Standard">Variables declared outside of functions have a global scope; they are accessible from any future variable or algorithm declarations. Variables inside of a function or a control flow statement have a local scope. Once an algorithm ends, the variables declared inside are no longer accessible; variables declared in one algorithm cannot be accessed from another. Once an <text:span text:style-name="T9">If</text:span> statement or <text:span text:style-name="T9">While</text:span> statement ends, the variable is <text:span text:style-name="T3">freed</text:span> and can be used again in the algorithm.</text:p>
      <text:p text:style-name="Standard"/>
      <text:p text:style-name="Standard">Specification writers <text:span text:style-name="T3">should not</text:span> use lone value literals as names for variables; while <text:span text:style-name="T9">[[ true ]]</text:span> and <text:span text:style-name="T9">true</text:span> are semantically different in Gorr, it may be hard for human readers to parse.</text:p>
      <text:p text:style-name="Standard"/>
      <text:p text:style-name="Standard">A variable cannot be referenced before it is declared.</text:p>
      <text:p text:style-name="Heading_20_3"><text:bookmark text:name="_bjzl4b2e5k6t"/>Algorithms</text:p>
      <text:p text:style-name="Standard">Algorithms in Gorr are used to encapsulate logic. They optionally can take a number of arguments and must have a return type.</text:p>
      <text:p text:style-name="Standard"/>
      <text:p text:style-name="Standard">A function <text:span text:style-name="T3">must</text:span> have a return statement at the end of all branches.</text:p>
      <text:p text:style-name="Heading_20_3"><text:bookmark text:name="_ki6bfuc35waa"/>Control Flow</text:p>
      <text:p text:style-name="Standard">An algorithm has access to four forms of control flow:</text:p>
      <text:list xml:id="list2277109479" text:style-name="WWNum4">
        <text:list-item>
          <text:p text:style-name="P12">the while loop repeatedly executes the statements inside it until its condition is false</text:p>
        </text:list-item>
        <text:list-item>
          <text:p text:style-name="P12">the if-otherwise statement executes the if branch if the condition is true, otherwise the otherwise branch is executed.</text:p>
        </text:list-item>
        <text:list-item>
          <text:p text:style-name="P12"><text:soft-page-break/>The return statement ends the execution of a algorithm, and optionally returns a non-void value.</text:p>
        </text:list-item>
        <text:list-item>
          <text:p text:style-name="P12">The pass statement does nothing; it’s useful for if-otherwise statements where one only wants something to happen in the if.</text:p>
        </text:list-item>
      </text:list>
      <text:p text:style-name="Standard"/>
      <text:p text:style-name="Standard">An otherwise statement <text:span text:style-name="T3">must </text:span>always come after an if statement.</text:p>
      <text:p text:style-name="Standard"/>
      <text:p text:style-name="Heading_20_3"><text:bookmark text:name="_et0u52wexzyr"/></text:p>
      <text:p text:style-name="P26"><text:bookmark text:name="_8hxzdijaut52"/>Examples</text:p>
      <text:p text:style-name="Heading_20_4"><text:bookmark text:name="_4l1u622bdkmi"/>Factorial</text:p>
      <text:p text:style-name="Standard">The algorithm [[ factorial ]], with the signature integer [[a]] returns integer, does the following:</text:p>
      <text:p text:style-name="Standard">1. If either [[a]] is equal to 0 or [[a]] is equal to 1,</text:p>
      <text:p text:style-name="Standard">1.1. Return 1.</text:p>
      <text:p text:style-name="Standard">2. Otherwise,</text:p>
      <text:p text:style-name="Standard">2.1. Return the multiplication of [[a]] by call [[factorial]] arguments the subtraction of 1 from [[a]].</text:p>
      <text:p text:style-name="Heading_20_4"><text:bookmark text:name="_1rulurusfydk"/><text:a xlink:type="simple" xlink:href="https://rosettacode.org/wiki/Greatest_common_divisor#Python" text:style-name="ListLabel_20_109" text:visited-style-name="ListLabel_20_109"><text:span text:style-name="T10">Greatest Common Denominator</text:span></text:a> and <text:a xlink:type="simple" xlink:href="https://rosettacode.org/wiki/Least_common_multiple#Python" text:style-name="ListLabel_20_109" text:visited-style-name="ListLabel_20_109"><text:span text:style-name="T10">Least Common Multiple</text:span></text:a></text:p>
      <text:p text:style-name="Standard">The algorithm [[ absolute value ]] with the signature integer [[ a ]] returns integer, does the following:</text:p>
      <text:p text:style-name="Standard">1. If [[ a ]] is greater than or equal to 0,</text:p>
      <text:p text:style-name="P15">1.1. Return [[ a ]].</text:p>
      <text:p text:style-name="Standard">2. Otherwise,</text:p>
      <text:p text:style-name="P15">2.1. Return the negation of [[ a ]].</text:p>
      <text:p text:style-name="Standard"/>
      <text:p text:style-name="Standard">The algorithm [[ greatest common denominator ]] with the signature integer [[ u ]], integer [[ v ]] returns integer, does the following:</text:p>
      <text:p text:style-name="Standard">1. While [[ v ]] is greater than 0,</text:p>
      <text:p text:style-name="P15">1.1. The integer [[ previous u ]] is [[ u ]].</text:p>
      <text:p text:style-name="P15">1.2. Set [[ u ]] to [[ v ]].</text:p>
      <text:p text:style-name="P15">1.3. Set [[ v ]] to the modulo of [[ previous u ]] by [[ v ]].</text:p>
      <text:p text:style-name="Standard">2. Return call [[ absolute value ]] arguments [[ u ]].</text:p>
      <text:p text:style-name="Standard"/>
      <text:p text:style-name="Standard"><text:soft-page-break/>The algorithm [[ least common multiple ]] with the signature integer [[ u ]], integer [[ v ]] returns integer, does the following:</text:p>
      <text:p text:style-name="Standard">1. If <text:s/>both [[ u ]] is greater than 0 and [[ a ]] is greater than 0,</text:p>
      <text:p text:style-name="P15">1.1. Return the division of call [[ absolute value ]] arguments the multiplication of [[ a ]] by [[ b ]] by call [[ greatest common denominator ]] arguments [[ u ]], [[ v ]].</text:p>
      <text:p text:style-name="Standard">2. Otherwise,</text:p>
      <text:p text:style-name="P15">2.1. Return 0.</text:p>
      <text:p text:style-name="Heading_20_3"><text:bookmark text:name="_gky4t8632qj5"/></text:p>
      <text:p text:style-name="P26"><text:bookmark text:name="_kvqw7xbx8pb"/>Grammar</text:p>
      <text:p text:style-name="Standard">The formal context-free grammar for Gorr, notated in Extended Backus-Naur Form, is listed below:</text:p>
      <text:p text:style-name="Standard"/>
      <text:p text:style-name="Standard">(* Utility non-terminals. *)</text:p>
      <text:p text:style-name="Standard">⟨text⟩ → ? a string of characters that doesn’t have “[[” or “]]” as substrings ?;</text:p>
      <text:p text:style-name="Standard">⟨space⟩ → (“ “ | “\t”)+;</text:p>
      <text:p text:style-name="Standard">⟨newline⟩ → “\n”;</text:p>
      <text:p text:style-name="Standard">⟨period⟩ → “.”;</text:p>
      <text:p text:style-name="Standard">⟨comma⟩ → “,”</text:p>
      <text:p text:style-name="Standard"/>
      <text:p text:style-name="Standard">(* Value literals. *)</text:p>
      <text:p text:style-name="Standard">⟨digit⟩ → “0” | “1” | “2” | “3” | “4” | “5” | “6” | “7” | “8” | “9” | “0”;</text:p>
      <text:p text:style-name="Standard">⟨integer⟩ → “-”? ⟨digit⟩+;</text:p>
      <text:p text:style-name="Standard">⟨boolean⟩ → “true” | “false”;</text:p>
      <text:p text:style-name="Standard">⟨value⟩ → ⟨integer⟩ | ⟨boolean⟩;</text:p>
      <text:p text:style-name="Standard"/>
      <text:p text:style-name="Standard">(* Operations. All in <text:a xlink:type="simple" xlink:href="https://en.wikipedia.org/wiki/Polish_notation" text:style-name="ListLabel_20_109" text:visited-style-name="ListLabel_20_109"><text:span text:style-name="T10">prefix notation</text:span></text:a> except equality. *)</text:p>
      <text:p text:style-name="Standard">⟨negation⟩ → “the negation of” ⟨space⟩ ⟨expression⟩;</text:p>
      <text:p text:style-name="Standard">⟨not⟩ → “not” ⟨space⟩ ⟨expression⟩;</text:p>
      <text:p text:style-name="Standard">⟨unary operation⟩ → ⟨negation⟩ | ⟨not⟩;</text:p>
      <text:p text:style-name="Standard">⟨addition⟩ → “the addition of” ⟨space⟩ ⟨expression⟩ ⟨space⟩ “and” ⟨space⟩ ⟨expression⟩;</text:p>
      <text:p text:style-name="Standard"><text:soft-page-break/>⟨subtraction⟩ → “the subtraction of” ⟨space⟩ ⟨expression⟩ ⟨space⟩ “from” ⟨space⟩ ⟨expression⟩;</text:p>
      <text:p text:style-name="Standard">⟨multiplication⟩ → “the multiplication of” ⟨space⟩ ⟨expression⟩ ⟨space⟩ “by” ⟨space⟩ ⟨expression⟩;</text:p>
      <text:p text:style-name="Standard">⟨multiplication⟩ → “the division of” ⟨space⟩ ⟨expression⟩ ⟨space⟩ “by” ⟨space⟩ ⟨expression⟩;</text:p>
      <text:p text:style-name="Standard">⟨modulo⟩ → “the modulo of” ⟨space⟩ ⟨expression⟩ ⟨space⟩ “by” ⟨space⟩ ⟨expression⟩;</text:p>
      <text:p text:style-name="Standard"/>
      <text:p text:style-name="Standard">⟨and⟩ → “both” ⟨space⟩ ⟨expression⟩ ⟨space⟩ “and” ⟨expression⟩;</text:p>
      <text:p text:style-name="Standard">⟨or⟩ → “either” ⟨space⟩ ⟨expression⟩ ⟨space⟩ “or” ⟨expression⟩;</text:p>
      <text:p text:style-name="Standard"/>
      <text:p text:style-name="Standard">⟨greater than or equal to⟩ → ⟨expression⟩ ⟨space⟩ “is greater than or equal to” ⟨space⟩ ⟨expression⟩;</text:p>
      <text:p text:style-name="Standard">⟨greater than⟩ → ⟨expression⟩ ⟨space⟩ “is greater than” ⟨space⟩ ⟨expression⟩;</text:p>
      <text:p text:style-name="Standard">⟨less than than or equal to⟩ → ⟨expression⟩ ⟨space⟩ “is less than or equal to” ⟨space⟩ ⟨expression⟩;</text:p>
      <text:p text:style-name="Standard">⟨less than⟩ → ⟨expression⟩ ⟨space⟩ “is less than” ⟨space⟩ ⟨expression⟩;</text:p>
      <text:p text:style-name="Standard">⟨equality⟩ → ⟨expression⟩ ⟨space⟩ “is equal to” ⟨space⟩ ⟨expression⟩;</text:p>
      <text:p text:style-name="Standard"/>
      <text:p text:style-name="Standard">⟨binary operation⟩ → ⟨addition⟩ | ⟨subtraction⟩ | ⟨multiplication⟩ | ⟨division⟩ | ⟨modulo⟩ | ⟨and⟩ | ⟨or⟩ | ⟨greater than or equal to⟩ | ⟨greater than⟩ | ⟨less than or equal to⟩ | ⟨less than⟩ | ⟨equality⟩;</text:p>
      <text:p text:style-name="Standard"/>
      <text:p text:style-name="Standard">⟨operation⟩ → ⟨unary operation⟩ | ⟨binary operation⟩;</text:p>
      <text:p text:style-name="Standard"/>
      <text:p text:style-name="Standard">(* Leading and trailing spaces in the variable name are consumed by the parser. *)</text:p>
      <text:p text:style-name="Standard">⟨variable⟩ → “[[” ⟨space⟩? ⟨text⟩ ⟨space⟩? “]]”;</text:p>
      <text:p text:style-name="Standard">⟨algorithm call⟩ → “call” ⟨space⟩ ⟨variable⟩ (“arguments” ⟨space⟩ ⟨expression⟩ (⟨comma⟩ ⟨space⟩ ⟨expression⟩)*)?;</text:p>
      <text:p text:style-name="Standard"><text:soft-page-break/></text:p>
      <text:p text:style-name="Standard">⟨expression⟩ → ⟨operation⟩ | ⟨algorithm call⟩ | ⟨value⟩ | ⟨variable⟩;</text:p>
      <text:p text:style-name="Standard"/>
      <text:p text:style-name="Standard">(* Statements. *)</text:p>
      <text:p text:style-name="Standard"/>
      <text:p text:style-name="Standard">⟨data type⟩ → “integer” | “Boolean”;</text:p>
      <text:p text:style-name="Standard">⟨variable declaration⟩ → “The” ⟨space⟩ ⟨data type⟩ ⟨space⟩ ⟨variable⟩ ⟨space⟩ “is” ⟨expression⟩ ⟨period⟩;</text:p>
      <text:p text:style-name="Standard"/>
      <text:p text:style-name="Standard">⟨variable assignment⟩ → “Set” ⟨space⟩ ⟨variable⟩ ⟨space⟩ “to” ⟨space⟩ ⟨expression⟩ ⟨period⟩;</text:p>
      <text:p text:style-name="Standard">⟨if⟩ → “If” ⟨space⟩ ⟨expression⟩ ⟨comma⟩;</text:p>
      <text:p text:style-name="Standard">⟨otherwise⟩ → “Otherwise” ⟨comma⟩;</text:p>
      <text:p text:style-name="Standard">⟨while⟩ → “While” ⟨space⟩ ⟨expression⟩ ⟨comma⟩;</text:p>
      <text:p text:style-name="Standard">⟨return⟩ → “Return” (⟨space⟩ ⟨expression⟩)? ⟨period⟩;</text:p>
      <text:p text:style-name="Standard">⟨discard⟩ → “Discard” ⟨space⟩ ⟨expression⟩ ⟨period⟩;</text:p>
      <text:p text:style-name="Standard">⟨pass⟩ → “Pass” ⟨period⟩;</text:p>
      <text:p text:style-name="Standard">⟨algorithm statement⟩ → ⟨if⟩ | ⟨otherwise⟩ | ⟨while⟩ | ⟨return⟩ | ⟨variable declaration⟩ | ⟨variable assignment⟩ | ⟨discard⟩ | ⟨pass⟩;</text:p>
      <text:p text:style-name="Standard"/>
      <text:p text:style-name="Standard">(* Algorithms. *)</text:p>
      <text:p text:style-name="Standard">⟨algorithm declaration⟩ → “The algorithm” ⟨space⟩ ⟨variable⟩ ⟨space⟩ ⟨comma⟩</text:p>
      <text:p text:style-name="P15">(* Arguments*)</text:p>
      <text:p text:style-name="P15">“with the signature” ( ⟨data type⟩ ⟨space⟩ ⟨variable⟩ (⟨comma⟩ ⟨space⟩ ⟨data type⟩ ⟨space⟩ ⟨variable⟩)*)? “returns” (⟨data type⟩ | “void”) ⟨comma⟩</text:p>
      <text:p text:style-name="P15"><text:soft-page-break/>“does the following:” ⟨newline⟩</text:p>
      <text:p text:style-name="P15">(* Body *)</text:p>
      <text:p text:style-name="P15">(&lt;space&gt;? ⟨digit⟩+ (⟨period⟩ ⟨digit⟩)* ⟨period⟩ ⟨space⟩ ⟨algorithm statement⟩ ⟨newline⟩)+;</text:p>
      <text:p text:style-name="Standard"/>
      <text:p text:style-name="Standard">(* Specification *)</text:p>
      <text:p text:style-name="Standard">⟨statement⟩ → (⟨variable declaration⟩ | ⟨algorithm declaration⟩) ⟨newline⟩;</text:p>
      <text:p text:style-name="Standard">⟨specification⟩ → ⟨statement⟩+;</text:p>
      <text:p text:style-name="Heading_20_1"><text:bookmark text:name="_svf3lxfpt82d"/>Research Question</text:p>
      <text:p text:style-name="Standard">How can natural language be formalized to make the process of writing specifications for complex software easier?</text:p>
      <text:p text:style-name="Heading_20_1"><text:bookmark text:name="_lfz4b0obbpkv"/>Introduction and Claim</text:p>
      <text:p text:style-name="Standard">As cool as computer science is, it is not a one-on-one conversation with the machine. It’s a collaborative process that for the most part takes place outside the text editor. When dozens of people are all working towards the development of a single product, all of them sharing different literacy in computer programming and user design, they need a guiding force. That is the purpose of the specification. However, specifications can be hard to understand, and even lead to bugs and implementation differences, the things they’re meant to avoid. Natural language specifications can be challenging to write clearly, and formal specifications, usually relying on mathematical syntax, can be challenging to parse for the uninitiated.</text:p>
      <text:p text:style-name="Standard"/>
      <text:p text:style-name="Standard">In this presentation, I aim to show that the benefits of both informal natural language specifications and formal mathematical specifications can be combined with minimal downsides, while at the same time allowing said specifications to be read by both humans and computers. By writing in this ideal specification language, engineers can write specifications that can be read and verified by anyone with the appropriate domain knowledge and turned into an executable program, creating a single source of truth for an application. This can be accomplished through extremely restricted prescriptive grammar. Through this, specifications can be easily parsed by computers and humans can avoid ambiguity when interpreting them.</text:p>
      <text:p text:style-name="Heading_20_1"><text:bookmark text:name="_kavpay4fl9bt"/>Background</text:p>
      <text:p text:style-name="Heading_20_2"><text:bookmark text:name="_bhbsa1p7vzq7"/>The Requirements Engineering Process</text:p>
      <text:p text:style-name="Standard">heavily pulls from <text:a xlink:type="simple" xlink:href="https://www.researchgate.net/profile/Ikram-Asghar/publication/281645652_An_Empirical_Study_of_Software_Requirements_Verification_and_Validation_Techniques_along_their_Mitigation_Strategies/links/55f2a17008ae199d47c4841c/An-Empirical-Study-of-Software-Requirements-Verification-and-Validation-Techniques-along-their-Mitigation-Strategies.pdf" text:style-name="ListLabel_20_109" text:visited-style-name="ListLabel_20_109"><text:span text:style-name="T10">Khan et al., 2015</text:span></text:a></text:p>
      <text:list xml:id="list862453924" text:style-name="WWNum5">
        <text:list-item>
          <text:p text:style-name="P13">requirements engineering: an engineering pattern centered around learning, processing, and acting on a user’s needs for a piece of software</text:p>
          <text:list>
            <text:list-item>
              <text:p text:style-name="P20"><text:span text:style-name="T11">“an area of software engineering concerned with the acquisition, analysis, specification, validation, and management of software requirements”</text:span> (Abran et al., 2001)</text:p>
            </text:list-item>
          </text:list>
        </text:list-item>
        <text:list-item>
          <text:p text:style-name="P13">user requirements</text:p>
          <text:list>
            <text:list-item>
              <text:p text:style-name="P20">a rough outline of a desired product from the perspective of the user</text:p>
            </text:list-item>
            <text:list-item>
              <text:p text:style-name="P20">it describes what they want to be able to do, <text:span text:style-name="T3">not</text:span> how to do it</text:p>
            </text:list-item>
            <text:list-item>
              <text:p text:style-name="P20"><text:soft-page-break/>analogy: “I want a chocolate cake with a serving size of 12 people”</text:p>
            </text:list-item>
          </text:list>
        </text:list-item>
        <text:list-item>
          <text:p text:style-name="P13">specification</text:p>
          <text:list>
            <text:list-item>
              <text:p text:style-name="P20">a specification is an abstract design for assuring the user requirements are fulfilled</text:p>
            </text:list-item>
            <text:list-item>
              <text:p text:style-name="P20">analogy: a recipe for baking said cake</text:p>
            </text:list-item>
          </text:list>
        </text:list-item>
        <text:list-item>
          <text:p text:style-name="P13">verification</text:p>
          <text:list>
            <text:list-item>
              <text:p text:style-name="P20">make sure the specification both implements the user requirements and is correct</text:p>
            </text:list-item>
            <text:list-item>
              <text:p text:style-name="P20">analogy:</text:p>
              <text:list>
                <text:list-item>
                  <text:p text:style-name="P23">make sure the cake is chocolate, not gold</text:p>
                </text:list-item>
                <text:list-item>
                  <text:p text:style-name="P23">assert the recipe contains enough ingredients to fulfill the serving size in the user's requirements</text:p>
                </text:list-item>
              </text:list>
            </text:list-item>
          </text:list>
        </text:list-item>
        <text:list-item>
          <text:p text:style-name="P13">implementation</text:p>
          <text:list>
            <text:list-item>
              <text:p text:style-name="P20">the specification put into practice</text:p>
            </text:list-item>
            <text:list-item>
              <text:p text:style-name="P20">an actual piece of software</text:p>
            </text:list-item>
            <text:list-item>
              <text:p text:style-name="P20">analogy: the cake is baked using a recipe as a guide</text:p>
            </text:list-item>
          </text:list>
        </text:list-item>
        <text:list-item>
          <text:p text:style-name="P13">validation</text:p>
          <text:list>
            <text:list-item>
              <text:p text:style-name="P20">make sure the implementation actually implements the specification</text:p>
            </text:list-item>
            <text:list-item>
              <text:p text:style-name="P20">user inspects baked cake to make sure it follows initial requirements and recipe; don’t want an over/undercooked cake</text:p>
            </text:list-item>
          </text:list>
        </text:list-item>
        <text:list-item>
          <text:p text:style-name="P13">formality: how precise is the language you’re using to describe a specification</text:p>
          <text:list>
            <text:list-item>
              <text:p text:style-name="P20">informal: imprecise</text:p>
            </text:list-item>
            <text:list-item>
              <text:p text:style-name="P20">formal: precise</text:p>
            </text:list-item>
          </text:list>
        </text:list-item>
        <text:list-item>
          <text:p text:style-name="P13">natural language specification</text:p>
          <text:list>
            <text:list-item>
              <text:p text:style-name="P20">informal</text:p>
            </text:list-item>
            <text:list-item>
              <text:p text:style-name="P20"><text:soft-page-break/>can be more readable than a mathematical specification, but…</text:p>
            </text:list-item>
            <text:list-item>
              <text:p text:style-name="P20">you must deal with things like verbosity, ambiguity, contradictions, etc.</text:p>
            </text:list-item>
            <text:list-item>
              <text:p text:style-name="P20">it is much easier to people to misinterpret them</text:p>
            </text:list-item>
          </text:list>
        </text:list-item>
        <text:list-item>
          <text:p text:style-name="P13">mathematical specification</text:p>
          <text:list>
            <text:list-item>
              <text:p text:style-name="P20">formal</text:p>
            </text:list-item>
            <text:list-item>
              <text:p text:style-name="P20">the syntax can vary, but usually in the form of a purpose-built logic language based on the grammar of propositional logic</text:p>
            </text:list-item>
          </text:list>
        </text:list-item>
      </text:list>
      <text:p text:style-name="Heading_20_1"><text:bookmark text:name="_eqiq0zs5ctk8"/>Evidence</text:p>
      <text:list xml:id="list3425608166" text:style-name="WWNum7">
        <text:list-item>
          <text:p text:style-name="P14">benefits of restricted prescriptive grammar</text:p>
          <text:list>
            <text:list-item>
              <text:p text:style-name="P21">computers can parse the specification language, enabling certain benefits</text:p>
            </text:list-item>
            <text:list-item>
              <text:p text:style-name="P21">issues like ambiguity can be avoided, as keywords will have specified singular meanings</text:p>
            </text:list-item>
          </text:list>
        </text:list-item>
        <text:list-item>
          <text:p text:style-name="P14">benefits of human readability</text:p>
          <text:list>
            <text:list-item>
              <text:p text:style-name="P21">because specifications are written in natural language, anyone can parse them to know they’re correct, including users, QAs, executives, designers, and anyone else who may lack technical expertise</text:p>
            </text:list-item>
            <text:list-item>
              <text:p text:style-name="P21">we process code differently from natural language (Ivanova et al., 2020)</text:p>
              <text:list>
                <text:list-item>
                  <text:p text:style-name="P24">reading code makes minimal to no use of the language system, while code rephrased into a natural language problem does</text:p>
                </text:list-item>
                <text:list-item>
                  <text:p text:style-name="P24">having a natural language description of a problem may make it easier for people with less CS experience to understand</text:p>
                </text:list-item>
              </text:list>
            </text:list-item>
          </text:list>
        </text:list-item>
        <text:list-item>
          <text:p text:style-name="P14">benefits of computer readability</text:p>
          <text:list>
            <text:list-item>
              <text:p text:style-name="P21">specifications can be automatically validated and implementations verified</text:p>
              <text:list>
                <text:list-item>
                  <text:p text:style-name="P24">this avoids issues like drift, contradictions</text:p>
                </text:list-item>
              </text:list>
            </text:list-item>
            <text:list-item>
              <text:p text:style-name="P21">specifications can emit code</text:p>
              <text:list>
                <text:list-item>
                  <text:p text:style-name="P24">allows specifications to be checked for logic errors, run by users before properly implemented</text:p>
                </text:list-item>
                <text:list-item>
                  <text:p text:style-name="P24">can also act as a template for an implementation</text:p>
                </text:list-item>
              </text:list>
            </text:list-item>
          </text:list>
        </text:list-item>
        <text:list-item>
          <text:p text:style-name="P14"><text:soft-page-break/>let’s imagine an implementation</text:p>
          <text:list>
            <text:list-item>
              <text:p text:style-name="P21">we will use the work of the <text:a xlink:type="simple" xlink:href="https://whatwg.org/faq" text:style-name="ListLabel_20_109" text:visited-style-name="ListLabel_20_109"><text:span text:style-name="T10">WHATWG</text:span></text:a> as a base</text:p>
              <text:list>
                <text:list-item>
                  <text:p text:style-name="P24">the Web Hypertext Application Technology Working Group is an engineering group that writes specifications for web browsers and associated technologies</text:p>
                </text:list-item>
                <text:list-item>
                  <text:p text:style-name="P24">their specifications, or <text:span text:style-name="T3">standards</text:span>, use a custom natural language specification grammar as defined in their <text:a xlink:type="simple" xlink:href="https://infra.spec.whatwg.org/#algorithms" text:style-name="ListLabel_20_109" text:visited-style-name="ListLabel_20_109"><text:span text:style-name="T10">“Infra Standard”</text:span></text:a></text:p>
                </text:list-item>
                <text:list-item>
                  <text:p text:style-name="P24">that grammar is then encased in a lightweight extension of the HyperText Markup Language called <text:a xlink:type="simple" xlink:href="https://speced.github.io/bikeshed/" text:style-name="ListLabel_20_109" text:visited-style-name="ListLabel_20_109"><text:span text:style-name="T10">Bikeshed</text:span></text:a></text:p>
                </text:list-item>
              </text:list>
            </text:list-item>
            <text:list-item>
              <text:p text:style-name="P21">by default, the written is not interpreted as code; this is good for describing the purpose of the specification and sharing prior art</text:p>
            </text:list-item>
            <text:list-item>
              <text:p text:style-name="P21">definitions, marked by the use of the &lt;dfn&gt; tag, are used to declare types and constraints</text:p>
            </text:list-item>
            <text:list-item>
              <text:p text:style-name="P21">algorithms, analogous to functions, are re-usable series of steps that do stuff</text:p>
            </text:list-item>
            <text:list-item>
              <text:p text:style-name="P21">definitions and algorithms implemented in one specification can be referenced in another hence why types defined in the Infra Standard can be used in other WHATWG Standards</text:p>
            </text:list-item>
            <text:list-item>
              <text:p text:style-name="P21">using prescriptive grammar to remove ambiguity</text:p>
              <text:list>
                <text:list-item>
                  <text:p text:style-name="P24"><text:span text:style-name="T11">The word "or", in cases where both inclusive "or" and exclusive "or" are possible (e.g., "if either width or height is zero"), means an inclusive "or" (implying "or both"), unless it is called out as being exclusive (with "but not both").</text:span> (<text:a xlink:type="simple" xlink:href="https://infra.spec.whatwg.org/#terminology" text:style-name="ListLabel_20_109" text:visited-style-name="ListLabel_20_109"><text:span text:style-name="T10">Infra</text:span></text:a>)</text:p>
                </text:list-item>
                <text:list-item>
                  <text:p text:style-name="P24">“or” has a clearly defined meaning</text:p>
                </text:list-item>
              </text:list>
            </text:list-item>
            <text:list-item>
              <text:p text:style-name="P21">using restrictive grammar to remove ambiguity</text:p>
              <text:list>
                <text:list-item>
                  <text:p text:style-name="P24"><text:span text:style-name="T11">The keywords "MUST", "MUST NOT", "REQUIRED", "SHALL", "SHALL NOT", "SHOULD", "SHOULD NOT", "RECOMMENDED", "NOT RECOMMENDED", "MAY", and "OPTIONAL" are to be interpreted as described in RFC 2119.These keywords have equivalent meaning when written in lowercase and cannot appear in non-normative content.</text:span> (<text:a xlink:type="simple" xlink:href="https://infra.spec.whatwg.org/#conformance" text:style-name="ListLabel_20_109" text:visited-style-name="ListLabel_20_109"><text:span text:style-name="T10">Infra</text:span></text:a>)</text:p>
                </text:list-item>
              </text:list>
            </text:list-item>
            <text:list-item>
              <text:p text:style-name="P21">leaning on natural language syntax</text:p>
              <text:list>
                <text:list-item>
                  <text:p text:style-name="P24"><text:span text:style-name="T12">Algorithm names are usually verb phrases, but sometimes are given names that emphasize their standalone existence, so that standards and readers can refer to the algorithm more idiomatically. … (For non-verb phrase algorithm names, use "To perform the </text:span><text:span text:style-name="T13">[algorithm name]</text:span><text:span text:style-name="T12">…")</text:span> (<text:a xlink:type="simple" xlink:href="https://infra.spec.whatwg.org/#algorithm-declaration" text:style-name="ListLabel_20_109" text:visited-style-name="ListLabel_20_109"><text:span text:style-name="T10">Infra</text:span></text:a>)</text:p>
                </text:list-item>
              </text:list>
            </text:list-item>
            <text:list-item>
              <text:p text:style-name="P21">notes to self</text:p>
              <text:list>
                <text:list-item>
                  <text:p text:style-name="P24">I only have 20 minutes and exploring limitations and implications, I feel, are more important for my general audience than implementation, so don’t go in too deep.</text:p>
                </text:list-item>
                <text:list-item>
                  <text:p text:style-name="P24">Rely on the audience’s existing understanding of syntax without introducing too many linguistics concepts; we’re already introducing a lot of CS/engineering stuff.</text:p>
                </text:list-item>
              </text:list>
            </text:list-item>
          </text:list>
        </text:list-item>
      </text:list>
      <text:p text:style-name="Heading_20_1"><text:bookmark text:name="_v72zdecxn5v"/>Limitations</text:p>
      <text:list xml:id="list202412722847942" text:continue-list="list3794027694" text:style-name="WWNum12">
        <text:list-item>
          <text:p text:style-name="P9">resolving the “seven sins” of existing natural language specifications (Meyer, 1985)</text:p>
          <text:list>
            <text:list-item>
              <text:p text:style-name="P19"><text:soft-page-break/>noise</text:p>
            </text:list-item>
            <text:list-item>
              <text:p text:style-name="P19">silence</text:p>
            </text:list-item>
            <text:list-item>
              <text:p text:style-name="P19">over-specification</text:p>
            </text:list-item>
            <text:list-item>
              <text:p text:style-name="P19">contradiction</text:p>
            </text:list-item>
            <text:list-item>
              <text:p text:style-name="P19">ambiguity</text:p>
            </text:list-item>
            <text:list-item>
              <text:p text:style-name="P19">forward reference</text:p>
            </text:list-item>
            <text:list-item>
              <text:p text:style-name="P19">wishful thinking</text:p>
            </text:list-item>
            <text:list-item>
              <text:p text:style-name="P19">Meyer also suggests that formal specifications can act as a base for writing a stronger natural language specification, but issues like drift will naturally take place if one is to maintain two specifications.</text:p>
            </text:list-item>
          </text:list>
        </text:list-item>
        <text:list-item>
          <text:p text:style-name="P9">resolving qualms with executable specifications (Hayes &amp; Jones, 1989; Fuchs, 1992)</text:p>
          <text:list>
            <text:list-item>
              <text:p text:style-name="P19">executable specifications are too restrictive</text:p>
              <text:list>
                <text:list-item>
                  <text:p text:style-name="P22">argued against by Fuchs with example specifications in his paper</text:p>
                </text:list-item>
              </text:list>
            </text:list-item>
            <text:list-item>
              <text:p text:style-name="P19">semi-concrete specifications are hard to implement</text:p>
              <text:list>
                <text:list-item>
                  <text:p text:style-name="P22">specifications can generate as much code as possible and let implementors fill in the gaps</text:p>
                </text:list-item>
              </text:list>
            </text:list-item>
            <text:list-item>
              <text:p text:style-name="P19">keeping specification and prototyping separate</text:p>
              <text:list>
                <text:list-item>
                  <text:p text:style-name="P22">I think blurring the lines a little may have a lot of benefits, especially since some dev teams hit the ground running with a prototype and then return later to write a spec; prototyping in an executable spec lang would allow a development workflow like that to naturally take plac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fo:font-size="15pt" style:font-size-asian="15pt"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0" meta:paragraph-count="335" meta:word-count="8061" meta:character-count="51272" meta:non-whitespace-character-count="43732"/>
    <meta:generator>LibreOfficeDev/6.0.5.2$Linux_X86_64 LibreOffice_project/</meta:generator>
  </office:meta>
</office:document-meta>
</file>